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0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ce1"/>
        <table:table-column table:style-name="co2" table:number-columns-repeated="5" table:default-cell-style-name="ce1"/>
        <table:table-column table:style-name="co1" table:number-columns-repeated="1006" table:default-cell-style-name="ce1"/>
        <table:table-row table:style-name="ro1">
          <table:table-cell table:style-name="ce2" office:value-type="string" calcext:value-type="string">
            <text:p>Filter #</text:p>
          </table:table-cell>
          <table:table-cell table:style-name="ce2" office:value-type="string" calcext:value-type="string">
            <text:p>b0</text:p>
          </table:table-cell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b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a2</text:p>
          </table:table-cell>
          <table:table-cell/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b2</text:p>
          </table:table-cell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b0</text:p>
          </table:table-cell>
          <table:table-cell/>
          <table:table-cell table:style-name="Default" table:number-columns-repeated="5"/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08" calcext:value-type="float">
            <text:p>8E-05</text:p>
          </table:table-cell>
          <table:table-cell office:value-type="float" office:value="1" calcext:value-type="float">
            <text:p>1</text:p>
          </table:table-cell>
          <table:table-cell office:value-type="float" office:value="-1.43972" calcext:value-type="float">
            <text:p>-1.43972</text:p>
          </table:table-cell>
          <table:table-cell office:value-type="float" office:value="0.97501" calcext:value-type="float">
            <text:p>0.97501</text:p>
          </table:table-cell>
          <table:table-cell/>
          <table:table-cell office:value-type="float" office:value="0.97501" calcext:value-type="float">
            <text:p>0.97501</text:p>
          </table:table-cell>
          <table:table-cell office:value-type="float" office:value="-1.43972" calcext:value-type="float">
            <text:p>-1.43972</text:p>
          </table:table-cell>
          <table:table-cell table:style-name="ce5" office:value-type="float" office:value="0.00008" calcext:value-type="float">
            <text:p>8.00E-05</text:p>
          </table:table-cell>
          <table:table-cell office:value-type="float" office:value="0.00016" calcext:value-type="float">
            <text:p>0.00016</text:p>
          </table:table-cell>
          <table:table-cell table:style-name="ce5" office:value-type="float" office:value="0.00008" calcext:value-type="float">
            <text:p>8.00E-05</text:p>
          </table:table-cell>
          <table:table-cell table:formula="of:=&quot;Q15(&quot;&amp;[.I2]&amp;&quot;),&quot;" office:value-type="string" office:string-value="Q15(0.97501)," calcext:value-type="string">
            <text:p>Q15(0.97501),</text:p>
          </table:table-cell>
          <table:table-cell table:formula="of:=&quot;Q15(&quot;&amp;[.J2]&amp;&quot;),&quot;" office:value-type="string" office:string-value="Q15(-1.43972)," calcext:value-type="string">
            <text:p>Q15(-1.43972),</text:p>
          </table:table-cell>
          <table:table-cell table:formula="of:=&quot;Q15(&quot;&amp;[.K2]&amp;&quot;),&quot;" office:value-type="string" office:string-value="Q15(0.00008)," calcext:value-type="string">
            <text:p>Q15(0.00008),</text:p>
          </table:table-cell>
          <table:table-cell table:formula="of:=&quot;Q15(&quot;&amp;[.L2]&amp;&quot;),&quot;" office:value-type="string" office:string-value="Q15(0.00016)," calcext:value-type="string">
            <text:p>Q15(0.00016),</text:p>
          </table:table-cell>
          <table:table-cell table:formula="of:=&quot;Q15(&quot;&amp;[.M2]&amp;&quot;),&quot;" office:value-type="string" office:string-value="Q15(0.00008)," calcext:value-type="string">
            <text:p>Q15(0.00008),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9256" calcext:value-type="float">
            <text:p>1.9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.43972" calcext:value-type="float">
            <text:p>-1.43972</text:p>
          </table:table-cell>
          <table:table-cell office:value-type="float" office:value="0.97501" calcext:value-type="float">
            <text:p>0.97501</text:p>
          </table:table-cell>
          <table:table-cell/>
          <table:table-cell office:value-type="float" office:value="0.97501" calcext:value-type="float">
            <text:p>0.97501</text:p>
          </table:table-cell>
          <table:table-cell office:value-type="float" office:value="-1.43972" calcext:value-type="float">
            <text:p>-1.43972</text:p>
          </table:table-cell>
          <table:table-cell office:value-type="float" office:value="1" calcext:value-type="float">
            <text:p>1</text:p>
          </table:table-cell>
          <table:table-cell office:value-type="float" office:value="1.9256" calcext:value-type="float">
            <text:p>1.9256</text:p>
          </table:table-cell>
          <table:table-cell office:value-type="float" office:value="1" calcext:value-type="float">
            <text:p>1</text:p>
          </table:table-cell>
          <table:table-cell table:formula="of:=&quot;Q15(&quot;&amp;[.I3]&amp;&quot;),&quot;" office:value-type="string" office:string-value="Q15(0.97501)," calcext:value-type="string">
            <text:p>Q15(0.97501),</text:p>
          </table:table-cell>
          <table:table-cell table:formula="of:=&quot;Q15(&quot;&amp;[.J3]&amp;&quot;),&quot;" office:value-type="string" office:string-value="Q15(-1.43972)," calcext:value-type="string">
            <text:p>Q15(-1.43972),</text:p>
          </table:table-cell>
          <table:table-cell table:formula="of:=&quot;Q15(&quot;&amp;[.K3]&amp;&quot;),&quot;" office:value-type="string" office:string-value="Q15(1)," calcext:value-type="string">
            <text:p>Q15(1),</text:p>
          </table:table-cell>
          <table:table-cell table:formula="of:=&quot;Q15(&quot;&amp;[.L3]&amp;&quot;),&quot;" office:value-type="string" office:string-value="Q15(1.9256)," calcext:value-type="string">
            <text:p>Q15(1.9256),</text:p>
          </table:table-cell>
          <table:table-cell table:formula="of:=&quot;Q15(&quot;&amp;[.M3]&amp;&quot;),&quot;" office:value-type="string" office:string-value="Q15(1)," calcext:value-type="string">
            <text:p>Q15(1),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83398" calcext:value-type="float">
            <text:p>1.833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995" calcext:value-type="float">
            <text:p>-0.9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995" calcext:value-type="float">
            <text:p>-0.995</text:p>
          </table:table-cell>
          <table:table-cell office:value-type="float" office:value="1" calcext:value-type="float">
            <text:p>1</text:p>
          </table:table-cell>
          <table:table-cell office:value-type="float" office:value="1.83398" calcext:value-type="float">
            <text:p>1.83398</text:p>
          </table:table-cell>
          <table:table-cell office:value-type="float" office:value="1" calcext:value-type="float">
            <text:p>1</text:p>
          </table:table-cell>
          <table:table-cell table:formula="of:=&quot;Q15(&quot;&amp;[.I4]&amp;&quot;),&quot;" office:value-type="string" office:string-value="Q15(0)," calcext:value-type="string">
            <text:p>Q15(0),</text:p>
          </table:table-cell>
          <table:table-cell table:formula="of:=&quot;Q15(&quot;&amp;[.J4]&amp;&quot;),&quot;" office:value-type="string" office:string-value="Q15(-0.995)," calcext:value-type="string">
            <text:p>Q15(-0.995),</text:p>
          </table:table-cell>
          <table:table-cell table:formula="of:=&quot;Q15(&quot;&amp;[.K4]&amp;&quot;),&quot;" office:value-type="string" office:string-value="Q15(1)," calcext:value-type="string">
            <text:p>Q15(1),</text:p>
          </table:table-cell>
          <table:table-cell table:formula="of:=&quot;Q15(&quot;&amp;[.L4]&amp;&quot;),&quot;" office:value-type="string" office:string-value="Q15(1.83398)," calcext:value-type="string">
            <text:p>Q15(1.83398),</text:p>
          </table:table-cell>
          <table:table-cell table:formula="of:=&quot;Q15(&quot;&amp;[.M4]&amp;&quot;),&quot;" office:value-type="string" office:string-value="Q15(1)," calcext:value-type="string">
            <text:p>Q15(1),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70828" calcext:value-type="float">
            <text:p>1.708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0828" calcext:value-type="float">
            <text:p>1.70828</text:p>
          </table:table-cell>
          <table:table-cell office:value-type="float" office:value="1" calcext:value-type="float">
            <text:p>1</text:p>
          </table:table-cell>
          <table:table-cell table:formula="of:=&quot;Q15(&quot;&amp;[.I5]&amp;&quot;),&quot;" office:value-type="string" office:string-value="Q15(0)," calcext:value-type="string">
            <text:p>Q15(0),</text:p>
          </table:table-cell>
          <table:table-cell table:formula="of:=&quot;Q15(&quot;&amp;[.J5]&amp;&quot;),&quot;" office:value-type="string" office:string-value="Q15(0)," calcext:value-type="string">
            <text:p>Q15(0),</text:p>
          </table:table-cell>
          <table:table-cell table:formula="of:=&quot;Q15(&quot;&amp;[.K5]&amp;&quot;),&quot;" office:value-type="string" office:string-value="Q15(1)," calcext:value-type="string">
            <text:p>Q15(1),</text:p>
          </table:table-cell>
          <table:table-cell table:formula="of:=&quot;Q15(&quot;&amp;[.L5]&amp;&quot;),&quot;" office:value-type="string" office:string-value="Q15(1.70828)," calcext:value-type="string">
            <text:p>Q15(1.70828),</text:p>
          </table:table-cell>
          <table:table-cell table:formula="of:=&quot;Q15(&quot;&amp;[.M5]&amp;&quot;),&quot;" office:value-type="string" office:string-value="Q15(1)," calcext:value-type="string">
            <text:p>Q15(1),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55105" calcext:value-type="float">
            <text:p>1.551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5105" calcext:value-type="float">
            <text:p>1.55105</text:p>
          </table:table-cell>
          <table:table-cell office:value-type="float" office:value="1" calcext:value-type="float">
            <text:p>1</text:p>
          </table:table-cell>
          <table:table-cell table:formula="of:=&quot;Q15(&quot;&amp;[.I6]&amp;&quot;),&quot;" office:value-type="string" office:string-value="Q15(0)," calcext:value-type="string">
            <text:p>Q15(0),</text:p>
          </table:table-cell>
          <table:table-cell table:formula="of:=&quot;Q15(&quot;&amp;[.J6]&amp;&quot;),&quot;" office:value-type="string" office:string-value="Q15(0)," calcext:value-type="string">
            <text:p>Q15(0),</text:p>
          </table:table-cell>
          <table:table-cell table:formula="of:=&quot;Q15(&quot;&amp;[.K6]&amp;&quot;),&quot;" office:value-type="string" office:string-value="Q15(1)," calcext:value-type="string">
            <text:p>Q15(1),</text:p>
          </table:table-cell>
          <table:table-cell table:formula="of:=&quot;Q15(&quot;&amp;[.L6]&amp;&quot;),&quot;" office:value-type="string" office:string-value="Q15(1.55105)," calcext:value-type="string">
            <text:p>Q15(1.55105),</text:p>
          </table:table-cell>
          <table:table-cell table:formula="of:=&quot;Q15(&quot;&amp;[.M6]&amp;&quot;),&quot;" office:value-type="string" office:string-value="Q15(1)," calcext:value-type="string">
            <text:p>Q15(1),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41421" calcext:value-type="float">
            <text:p>1.414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1" calcext:value-type="float">
            <text:p>1</text:p>
          </table:table-cell>
          <table:table-cell table:formula="of:=&quot;Q15(&quot;&amp;[.I7]&amp;&quot;),&quot;" office:value-type="string" office:string-value="Q15(0)," calcext:value-type="string">
            <text:p>Q15(0),</text:p>
          </table:table-cell>
          <table:table-cell table:formula="of:=&quot;Q15(&quot;&amp;[.J7]&amp;&quot;),&quot;" office:value-type="string" office:string-value="Q15(0)," calcext:value-type="string">
            <text:p>Q15(0),</text:p>
          </table:table-cell>
          <table:table-cell table:formula="of:=&quot;Q15(&quot;&amp;[.K7]&amp;&quot;),&quot;" office:value-type="string" office:string-value="Q15(1)," calcext:value-type="string">
            <text:p>Q15(1),</text:p>
          </table:table-cell>
          <table:table-cell table:formula="of:=&quot;Q15(&quot;&amp;[.L7]&amp;&quot;),&quot;" office:value-type="string" office:string-value="Q15(1.41421)," calcext:value-type="string">
            <text:p>Q15(1.41421),</text:p>
          </table:table-cell>
          <table:table-cell table:formula="of:=&quot;Q15(&quot;&amp;[.M7]&amp;&quot;),&quot;" office:value-type="string" office:string-value="Q15(1)," calcext:value-type="string">
            <text:p>Q15(1),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.36555" calcext:value-type="float">
            <text:p>1.365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36555" calcext:value-type="float">
            <text:p>1.36555</text:p>
          </table:table-cell>
          <table:table-cell office:value-type="float" office:value="1" calcext:value-type="float">
            <text:p>1</text:p>
          </table:table-cell>
          <table:table-cell table:formula="of:=&quot;Q15(&quot;&amp;[.I8]&amp;&quot;),&quot;" office:value-type="string" office:string-value="Q15(0)," calcext:value-type="string">
            <text:p>Q15(0),</text:p>
          </table:table-cell>
          <table:table-cell table:formula="of:=&quot;Q15(&quot;&amp;[.J8]&amp;&quot;),&quot;" office:value-type="string" office:string-value="Q15(0)," calcext:value-type="string">
            <text:p>Q15(0),</text:p>
          </table:table-cell>
          <table:table-cell table:formula="of:=&quot;Q15(&quot;&amp;[.K8]&amp;&quot;),&quot;" office:value-type="string" office:string-value="Q15(1)," calcext:value-type="string">
            <text:p>Q15(1),</text:p>
          </table:table-cell>
          <table:table-cell table:formula="of:=&quot;Q15(&quot;&amp;[.L8]&amp;&quot;),&quot;" office:value-type="string" office:string-value="Q15(1.36555)," calcext:value-type="string">
            <text:p>Q15(1.36555),</text:p>
          </table:table-cell>
          <table:table-cell table:formula="of:=&quot;Q15(&quot;&amp;[.M8]&amp;&quot;),&quot;" office:value-type="string" office:string-value="Q15(1)," calcext:value-type="string">
            <text:p>Q15(1),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.15578" calcext:value-type="float">
            <text:p>1.1557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5578" calcext:value-type="float">
            <text:p>1.15578</text:p>
          </table:table-cell>
          <table:table-cell office:value-type="float" office:value="1" calcext:value-type="float">
            <text:p>1</text:p>
          </table:table-cell>
          <table:table-cell table:formula="of:=&quot;Q15(&quot;&amp;[.I9]&amp;&quot;),&quot;" office:value-type="string" office:string-value="Q15(0)," calcext:value-type="string">
            <text:p>Q15(0),</text:p>
          </table:table-cell>
          <table:table-cell table:formula="of:=&quot;Q15(&quot;&amp;[.J9]&amp;&quot;),&quot;" office:value-type="string" office:string-value="Q15(0)," calcext:value-type="string">
            <text:p>Q15(0),</text:p>
          </table:table-cell>
          <table:table-cell table:formula="of:=&quot;Q15(&quot;&amp;[.K9]&amp;&quot;),&quot;" office:value-type="string" office:string-value="Q15(1)," calcext:value-type="string">
            <text:p>Q15(1),</text:p>
          </table:table-cell>
          <table:table-cell table:formula="of:=&quot;Q15(&quot;&amp;[.L9]&amp;&quot;),&quot;" office:value-type="string" office:string-value="Q15(1.15578)," calcext:value-type="string">
            <text:p>Q15(1.15578),</text:p>
          </table:table-cell>
          <table:table-cell table:formula="of:=&quot;Q15(&quot;&amp;[.M9]&amp;&quot;),&quot;" office:value-type="string" office:string-value="Q15(1)," calcext:value-type="string">
            <text:p>Q15(1),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9266" calcext:value-type="float">
            <text:p>0.926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266" calcext:value-type="float">
            <text:p>0.9266</text:p>
          </table:table-cell>
          <table:table-cell office:value-type="float" office:value="1" calcext:value-type="float">
            <text:p>1</text:p>
          </table:table-cell>
          <table:table-cell table:formula="of:=&quot;Q15(&quot;&amp;[.I10]&amp;&quot;),&quot;" office:value-type="string" office:string-value="Q15(0)," calcext:value-type="string">
            <text:p>Q15(0),</text:p>
          </table:table-cell>
          <table:table-cell table:formula="of:=&quot;Q15(&quot;&amp;[.J10]&amp;&quot;),&quot;" office:value-type="string" office:string-value="Q15(0)," calcext:value-type="string">
            <text:p>Q15(0),</text:p>
          </table:table-cell>
          <table:table-cell table:formula="of:=&quot;Q15(&quot;&amp;[.K10]&amp;&quot;),&quot;" office:value-type="string" office:string-value="Q15(1)," calcext:value-type="string">
            <text:p>Q15(1),</text:p>
          </table:table-cell>
          <table:table-cell table:formula="of:=&quot;Q15(&quot;&amp;[.L10]&amp;&quot;),&quot;" office:value-type="string" office:string-value="Q15(0.9266)," calcext:value-type="string">
            <text:p>Q15(0.9266),</text:p>
          </table:table-cell>
          <table:table-cell table:formula="of:=&quot;Q15(&quot;&amp;[.M10]&amp;&quot;),&quot;" office:value-type="string" office:string-value="Q15(1)," calcext:value-type="string">
            <text:p>Q15(1),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68413" calcext:value-type="float">
            <text:p>0.684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8413" calcext:value-type="float">
            <text:p>0.68413</text:p>
          </table:table-cell>
          <table:table-cell office:value-type="float" office:value="1" calcext:value-type="float">
            <text:p>1</text:p>
          </table:table-cell>
          <table:table-cell table:formula="of:=&quot;Q15(&quot;&amp;[.I11]&amp;&quot;),&quot;" office:value-type="string" office:string-value="Q15(0)," calcext:value-type="string">
            <text:p>Q15(0),</text:p>
          </table:table-cell>
          <table:table-cell table:formula="of:=&quot;Q15(&quot;&amp;[.J11]&amp;&quot;),&quot;" office:value-type="string" office:string-value="Q15(0)," calcext:value-type="string">
            <text:p>Q15(0),</text:p>
          </table:table-cell>
          <table:table-cell table:formula="of:=&quot;Q15(&quot;&amp;[.K11]&amp;&quot;),&quot;" office:value-type="string" office:string-value="Q15(1)," calcext:value-type="string">
            <text:p>Q15(1),</text:p>
          </table:table-cell>
          <table:table-cell table:formula="of:=&quot;Q15(&quot;&amp;[.L11]&amp;&quot;),&quot;" office:value-type="string" office:string-value="Q15(0.68413)," calcext:value-type="string">
            <text:p>Q15(0.68413),</text:p>
          </table:table-cell>
          <table:table-cell table:formula="of:=&quot;Q15(&quot;&amp;[.M11]&amp;&quot;),&quot;" office:value-type="string" office:string-value="Q15(1)," calcext:value-type="string">
            <text:p>Q15(1),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43693" calcext:value-type="float">
            <text:p>0.4369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3693" calcext:value-type="float">
            <text:p>0.43693</text:p>
          </table:table-cell>
          <table:table-cell office:value-type="float" office:value="1" calcext:value-type="float">
            <text:p>1</text:p>
          </table:table-cell>
          <table:table-cell table:formula="of:=&quot;Q15(&quot;&amp;[.I12]&amp;&quot;),&quot;" office:value-type="string" office:string-value="Q15(0)," calcext:value-type="string">
            <text:p>Q15(0),</text:p>
          </table:table-cell>
          <table:table-cell table:formula="of:=&quot;Q15(&quot;&amp;[.J12]&amp;&quot;),&quot;" office:value-type="string" office:string-value="Q15(0)," calcext:value-type="string">
            <text:p>Q15(0),</text:p>
          </table:table-cell>
          <table:table-cell table:formula="of:=&quot;Q15(&quot;&amp;[.K12]&amp;&quot;),&quot;" office:value-type="string" office:string-value="Q15(1)," calcext:value-type="string">
            <text:p>Q15(1),</text:p>
          </table:table-cell>
          <table:table-cell table:formula="of:=&quot;Q15(&quot;&amp;[.L12]&amp;&quot;),&quot;" office:value-type="string" office:string-value="Q15(0.43693)," calcext:value-type="string">
            <text:p>Q15(0.43693),</text:p>
          </table:table-cell>
          <table:table-cell table:formula="of:=&quot;Q15(&quot;&amp;[.M12]&amp;&quot;),&quot;" office:value-type="string" office:string-value="Q15(1)," calcext:value-type="string">
            <text:p>Q15(1),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2006" calcext:value-type="float">
            <text:p>0.20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006" calcext:value-type="float">
            <text:p>0.2006</text:p>
          </table:table-cell>
          <table:table-cell office:value-type="float" office:value="1" calcext:value-type="float">
            <text:p>1</text:p>
          </table:table-cell>
          <table:table-cell table:formula="of:=&quot;Q15(&quot;&amp;[.I13]&amp;&quot;),&quot;" office:value-type="string" office:string-value="Q15(0)," calcext:value-type="string">
            <text:p>Q15(0),</text:p>
          </table:table-cell>
          <table:table-cell table:formula="of:=&quot;Q15(&quot;&amp;[.J13]&amp;&quot;),&quot;" office:value-type="string" office:string-value="Q15(0)," calcext:value-type="string">
            <text:p>Q15(0),</text:p>
          </table:table-cell>
          <table:table-cell table:formula="of:=&quot;Q15(&quot;&amp;[.K13]&amp;&quot;),&quot;" office:value-type="string" office:string-value="Q15(1)," calcext:value-type="string">
            <text:p>Q15(1),</text:p>
          </table:table-cell>
          <table:table-cell table:formula="of:=&quot;Q15(&quot;&amp;[.L13]&amp;&quot;),&quot;" office:value-type="string" office:string-value="Q15(0.2006)," calcext:value-type="string">
            <text:p>Q15(0.2006),</text:p>
          </table:table-cell>
          <table:table-cell table:formula="of:=&quot;Q15(&quot;&amp;[.M13]&amp;&quot;),&quot;" office:value-type="string" office:string-value="Q15(1)," calcext:value-type="string">
            <text:p>Q15(1),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0175" calcext:value-type="float">
            <text:p>0.01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5" calcext:value-type="float">
            <text:p>0.0175</text:p>
          </table:table-cell>
          <table:table-cell office:value-type="float" office:value="1" calcext:value-type="float">
            <text:p>1</text:p>
          </table:table-cell>
          <table:table-cell table:formula="of:=&quot;Q15(&quot;&amp;[.I14]&amp;&quot;),&quot;" office:value-type="string" office:string-value="Q15(0)," calcext:value-type="string">
            <text:p>Q15(0),</text:p>
          </table:table-cell>
          <table:table-cell table:formula="of:=&quot;Q15(&quot;&amp;[.J14]&amp;&quot;),&quot;" office:value-type="string" office:string-value="Q15(0)," calcext:value-type="string">
            <text:p>Q15(0),</text:p>
          </table:table-cell>
          <table:table-cell table:formula="of:=&quot;Q15(&quot;&amp;[.K14]&amp;&quot;),&quot;" office:value-type="string" office:string-value="Q15(1)," calcext:value-type="string">
            <text:p>Q15(1),</text:p>
          </table:table-cell>
          <table:table-cell table:formula="of:=&quot;Q15(&quot;&amp;[.L14]&amp;&quot;),&quot;" office:value-type="string" office:string-value="Q15(0.0175)," calcext:value-type="string">
            <text:p>Q15(0.0175),</text:p>
          </table:table-cell>
          <table:table-cell table:formula="of:=&quot;Q15(&quot;&amp;[.M14]&amp;&quot;),&quot;" office:value-type="string" office:string-value="Q15(1)," calcext:value-type="string">
            <text:p>Q15(1),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Q15(&quot;&amp;[.I15]&amp;&quot;),&quot;" office:value-type="string" office:string-value="Q15(0)," calcext:value-type="string">
            <text:p>Q15(0),</text:p>
          </table:table-cell>
          <table:table-cell table:formula="of:=&quot;Q15(&quot;&amp;[.J15]&amp;&quot;),&quot;" office:value-type="string" office:string-value="Q15(0)," calcext:value-type="string">
            <text:p>Q15(0),</text:p>
          </table:table-cell>
          <table:table-cell table:formula="of:=&quot;Q15(&quot;&amp;[.K15]&amp;&quot;),&quot;" office:value-type="string" office:string-value="Q15(1)," calcext:value-type="string">
            <text:p>Q15(1),</text:p>
          </table:table-cell>
          <table:table-cell table:formula="of:=&quot;Q15(&quot;&amp;[.L15]&amp;&quot;),&quot;" office:value-type="string" office:string-value="Q15(0)," calcext:value-type="string">
            <text:p>Q15(0),</text:p>
          </table:table-cell>
          <table:table-cell table:formula="of:=&quot;Q15(&quot;&amp;[.M15]&amp;&quot;),&quot;" office:value-type="string" office:string-value="Q15(1)," calcext:value-type="string">
            <text:p>Q15(1),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0.6649" calcext:value-type="float">
            <text:p>-0.6649</text:p>
          </table:table-cell>
          <table:table-cell office:value-type="float" office:value="0.62134" calcext:value-type="float">
            <text:p>0.621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62134" calcext:value-type="float">
            <text:p>0.62134</text:p>
          </table:table-cell>
          <table:table-cell office:value-type="float" office:value="-0.6649" calcext:value-type="float">
            <text:p>-0.6649</text:p>
          </table:table-cell>
          <table:table-cell office:value-type="float" office:value="1" calcext:value-type="float">
            <text:p>1</text:p>
          </table:table-cell>
          <table:table-cell table:formula="of:=&quot;Q15(&quot;&amp;[.I16]&amp;&quot;),&quot;" office:value-type="string" office:string-value="Q15(0)," calcext:value-type="string">
            <text:p>Q15(0),</text:p>
          </table:table-cell>
          <table:table-cell table:formula="of:=&quot;Q15(&quot;&amp;[.J16]&amp;&quot;),&quot;" office:value-type="string" office:string-value="Q15(0)," calcext:value-type="string">
            <text:p>Q15(0),</text:p>
          </table:table-cell>
          <table:table-cell table:formula="of:=&quot;Q15(&quot;&amp;[.K16]&amp;&quot;),&quot;" office:value-type="string" office:string-value="Q15(0.62134)," calcext:value-type="string">
            <text:p>Q15(0.62134),</text:p>
          </table:table-cell>
          <table:table-cell table:formula="of:=&quot;Q15(&quot;&amp;[.L16]&amp;&quot;),&quot;" office:value-type="string" office:string-value="Q15(-0.6649)," calcext:value-type="string">
            <text:p>Q15(-0.6649),</text:p>
          </table:table-cell>
          <table:table-cell table:formula="of:=&quot;Q15(&quot;&amp;[.M16]&amp;&quot;),&quot;" office:value-type="string" office:string-value="Q15(1)," calcext:value-type="string">
            <text:p>Q15(1),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-0.99662" calcext:value-type="float">
            <text:p>-0.99662</text:p>
          </table:table-cell>
          <table:table-cell office:value-type="float" office:value="0.57324" calcext:value-type="float">
            <text:p>0.573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57324" calcext:value-type="float">
            <text:p>0.57324</text:p>
          </table:table-cell>
          <table:table-cell office:value-type="float" office:value="-0.99662" calcext:value-type="float">
            <text:p>-0.99662</text:p>
          </table:table-cell>
          <table:table-cell office:value-type="float" office:value="1" calcext:value-type="float">
            <text:p>1</text:p>
          </table:table-cell>
          <table:table-cell table:formula="of:=&quot;Q15(&quot;&amp;[.I17]&amp;&quot;),&quot;" office:value-type="string" office:string-value="Q15(0)," calcext:value-type="string">
            <text:p>Q15(0),</text:p>
          </table:table-cell>
          <table:table-cell table:formula="of:=&quot;Q15(&quot;&amp;[.J17]&amp;&quot;),&quot;" office:value-type="string" office:string-value="Q15(0)," calcext:value-type="string">
            <text:p>Q15(0),</text:p>
          </table:table-cell>
          <table:table-cell table:formula="of:=&quot;Q15(&quot;&amp;[.K17]&amp;&quot;),&quot;" office:value-type="string" office:string-value="Q15(0.57324)," calcext:value-type="string">
            <text:p>Q15(0.57324),</text:p>
          </table:table-cell>
          <table:table-cell table:formula="of:=&quot;Q15(&quot;&amp;[.L17]&amp;&quot;),&quot;" office:value-type="string" office:string-value="Q15(-0.99662)," calcext:value-type="string">
            <text:p>Q15(-0.99662),</text:p>
          </table:table-cell>
          <table:table-cell table:formula="of:=&quot;Q15(&quot;&amp;[.M17]&amp;&quot;),&quot;" office:value-type="string" office:string-value="Q15(1)," calcext:value-type="string">
            <text:p>Q15(1),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1.0701" calcext:value-type="float">
            <text:p>-1.0701</text:p>
          </table:table-cell>
          <table:table-cell office:value-type="float" office:value="1.60941" calcext:value-type="float">
            <text:p>1.609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60941" calcext:value-type="float">
            <text:p>1.60941</text:p>
          </table:table-cell>
          <table:table-cell office:value-type="float" office:value="-1.0701" calcext:value-type="float">
            <text:p>-1.0701</text:p>
          </table:table-cell>
          <table:table-cell office:value-type="float" office:value="1" calcext:value-type="float">
            <text:p>1</text:p>
          </table:table-cell>
          <table:table-cell table:formula="of:=&quot;Q15(&quot;&amp;[.I18]&amp;&quot;),&quot;" office:value-type="string" office:string-value="Q15(0)," calcext:value-type="string">
            <text:p>Q15(0),</text:p>
          </table:table-cell>
          <table:table-cell table:formula="of:=&quot;Q15(&quot;&amp;[.J18]&amp;&quot;),&quot;" office:value-type="string" office:string-value="Q15(0)," calcext:value-type="string">
            <text:p>Q15(0),</text:p>
          </table:table-cell>
          <table:table-cell table:formula="of:=&quot;Q15(&quot;&amp;[.K18]&amp;&quot;),&quot;" office:value-type="string" office:string-value="Q15(1.60941)," calcext:value-type="string">
            <text:p>Q15(1.60941),</text:p>
          </table:table-cell>
          <table:table-cell table:formula="of:=&quot;Q15(&quot;&amp;[.L18]&amp;&quot;),&quot;" office:value-type="string" office:string-value="Q15(-1.0701)," calcext:value-type="string">
            <text:p>Q15(-1.0701),</text:p>
          </table:table-cell>
          <table:table-cell table:formula="of:=&quot;Q15(&quot;&amp;[.M18]&amp;&quot;),&quot;" office:value-type="string" office:string-value="Q15(1)," calcext:value-type="string">
            <text:p>Q15(1),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1.24864" calcext:value-type="float">
            <text:p>-1.24864</text:p>
          </table:table-cell>
          <table:table-cell office:value-type="float" office:value="0.54996" calcext:value-type="float">
            <text:p>0.549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54996" calcext:value-type="float">
            <text:p>0.54996</text:p>
          </table:table-cell>
          <table:table-cell office:value-type="float" office:value="-1.24864" calcext:value-type="float">
            <text:p>-1.24864</text:p>
          </table:table-cell>
          <table:table-cell office:value-type="float" office:value="1" calcext:value-type="float">
            <text:p>1</text:p>
          </table:table-cell>
          <table:table-cell table:formula="of:=&quot;Q15(&quot;&amp;[.I19]&amp;&quot;),&quot;" office:value-type="string" office:string-value="Q15(0)," calcext:value-type="string">
            <text:p>Q15(0),</text:p>
          </table:table-cell>
          <table:table-cell table:formula="of:=&quot;Q15(&quot;&amp;[.J19]&amp;&quot;),&quot;" office:value-type="string" office:string-value="Q15(0)," calcext:value-type="string">
            <text:p>Q15(0),</text:p>
          </table:table-cell>
          <table:table-cell table:formula="of:=&quot;Q15(&quot;&amp;[.K19]&amp;&quot;),&quot;" office:value-type="string" office:string-value="Q15(0.54996)," calcext:value-type="string">
            <text:p>Q15(0.54996),</text:p>
          </table:table-cell>
          <table:table-cell table:formula="of:=&quot;Q15(&quot;&amp;[.L19]&amp;&quot;),&quot;" office:value-type="string" office:string-value="Q15(-1.24864)," calcext:value-type="string">
            <text:p>Q15(-1.24864),</text:p>
          </table:table-cell>
          <table:table-cell table:formula="of:=&quot;Q15(&quot;&amp;[.M19]&amp;&quot;),&quot;" office:value-type="string" office:string-value="Q15(1)," calcext:value-type="string">
            <text:p>Q15(1),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-1.40683" calcext:value-type="float">
            <text:p>-1.40683</text:p>
          </table:table-cell>
          <table:table-cell office:value-type="float" office:value="0.53751" calcext:value-type="float">
            <text:p>0.537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53751" calcext:value-type="float">
            <text:p>0.53751</text:p>
          </table:table-cell>
          <table:table-cell office:value-type="float" office:value="-1.40683" calcext:value-type="float">
            <text:p>-1.40683</text:p>
          </table:table-cell>
          <table:table-cell office:value-type="float" office:value="1" calcext:value-type="float">
            <text:p>1</text:p>
          </table:table-cell>
          <table:table-cell table:formula="of:=&quot;Q15(&quot;&amp;[.I20]&amp;&quot;),&quot;" office:value-type="string" office:string-value="Q15(0)," calcext:value-type="string">
            <text:p>Q15(0),</text:p>
          </table:table-cell>
          <table:table-cell table:formula="of:=&quot;Q15(&quot;&amp;[.J20]&amp;&quot;),&quot;" office:value-type="string" office:string-value="Q15(0)," calcext:value-type="string">
            <text:p>Q15(0),</text:p>
          </table:table-cell>
          <table:table-cell table:formula="of:=&quot;Q15(&quot;&amp;[.K20]&amp;&quot;),&quot;" office:value-type="string" office:string-value="Q15(0.53751)," calcext:value-type="string">
            <text:p>Q15(0.53751),</text:p>
          </table:table-cell>
          <table:table-cell table:formula="of:=&quot;Q15(&quot;&amp;[.L20]&amp;&quot;),&quot;" office:value-type="string" office:string-value="Q15(-1.40683)," calcext:value-type="string">
            <text:p>Q15(-1.40683),</text:p>
          </table:table-cell>
          <table:table-cell table:formula="of:=&quot;Q15(&quot;&amp;[.M20]&amp;&quot;),&quot;" office:value-type="string" office:string-value="Q15(1)," calcext:value-type="string">
            <text:p>Q15(1),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-1.41421" calcext:value-type="float">
            <text:p>-1.414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41421" calcext:value-type="float">
            <text:p>-1.41421</text:p>
          </table:table-cell>
          <table:table-cell office:value-type="float" office:value="1" calcext:value-type="float">
            <text:p>1</text:p>
          </table:table-cell>
          <table:table-cell table:formula="of:=&quot;Q15(&quot;&amp;[.I21]&amp;&quot;),&quot;" office:value-type="string" office:string-value="Q15(0)," calcext:value-type="string">
            <text:p>Q15(0),</text:p>
          </table:table-cell>
          <table:table-cell table:formula="of:=&quot;Q15(&quot;&amp;[.J21]&amp;&quot;),&quot;" office:value-type="string" office:string-value="Q15(0)," calcext:value-type="string">
            <text:p>Q15(0),</text:p>
          </table:table-cell>
          <table:table-cell table:formula="of:=&quot;Q15(&quot;&amp;[.K21]&amp;&quot;),&quot;" office:value-type="string" office:string-value="Q15(1)," calcext:value-type="string">
            <text:p>Q15(1),</text:p>
          </table:table-cell>
          <table:table-cell table:formula="of:=&quot;Q15(&quot;&amp;[.L21]&amp;&quot;),&quot;" office:value-type="string" office:string-value="Q15(-1.41421)," calcext:value-type="string">
            <text:p>Q15(-1.41421),</text:p>
          </table:table-cell>
          <table:table-cell table:formula="of:=&quot;Q15(&quot;&amp;[.M21]&amp;&quot;),&quot;" office:value-type="string" office:string-value="Q15(1)," calcext:value-type="string">
            <text:p>Q15(1),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-1.45794" calcext:value-type="float">
            <text:p>-1.4579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45794" calcext:value-type="float">
            <text:p>-1.45794</text:p>
          </table:table-cell>
          <table:table-cell office:value-type="float" office:value="1" calcext:value-type="float">
            <text:p>1</text:p>
          </table:table-cell>
          <table:table-cell table:formula="of:=&quot;Q15(&quot;&amp;[.I22]&amp;&quot;),&quot;" office:value-type="string" office:string-value="Q15(0)," calcext:value-type="string">
            <text:p>Q15(0),</text:p>
          </table:table-cell>
          <table:table-cell table:formula="of:=&quot;Q15(&quot;&amp;[.J22]&amp;&quot;),&quot;" office:value-type="string" office:string-value="Q15(0)," calcext:value-type="string">
            <text:p>Q15(0),</text:p>
          </table:table-cell>
          <table:table-cell table:formula="of:=&quot;Q15(&quot;&amp;[.K22]&amp;&quot;),&quot;" office:value-type="string" office:string-value="Q15(1)," calcext:value-type="string">
            <text:p>Q15(1),</text:p>
          </table:table-cell>
          <table:table-cell table:formula="of:=&quot;Q15(&quot;&amp;[.L22]&amp;&quot;),&quot;" office:value-type="string" office:string-value="Q15(-1.45794)," calcext:value-type="string">
            <text:p>Q15(-1.45794),</text:p>
          </table:table-cell>
          <table:table-cell table:formula="of:=&quot;Q15(&quot;&amp;[.M22]&amp;&quot;),&quot;" office:value-type="string" office:string-value="Q15(1)," calcext:value-type="string">
            <text:p>Q15(1),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-1.45794" calcext:value-type="float">
            <text:p>-1.4579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45794" calcext:value-type="float">
            <text:p>-1.45794</text:p>
          </table:table-cell>
          <table:table-cell office:value-type="float" office:value="1" calcext:value-type="float">
            <text:p>1</text:p>
          </table:table-cell>
          <table:table-cell table:formula="of:=&quot;Q15(&quot;&amp;[.I23]&amp;&quot;),&quot;" office:value-type="string" office:string-value="Q15(0)," calcext:value-type="string">
            <text:p>Q15(0),</text:p>
          </table:table-cell>
          <table:table-cell table:formula="of:=&quot;Q15(&quot;&amp;[.J23]&amp;&quot;),&quot;" office:value-type="string" office:string-value="Q15(0)," calcext:value-type="string">
            <text:p>Q15(0),</text:p>
          </table:table-cell>
          <table:table-cell table:formula="of:=&quot;Q15(&quot;&amp;[.K23]&amp;&quot;),&quot;" office:value-type="string" office:string-value="Q15(1)," calcext:value-type="string">
            <text:p>Q15(1),</text:p>
          </table:table-cell>
          <table:table-cell table:formula="of:=&quot;Q15(&quot;&amp;[.L23]&amp;&quot;),&quot;" office:value-type="string" office:string-value="Q15(-1.45794)," calcext:value-type="string">
            <text:p>Q15(-1.45794),</text:p>
          </table:table-cell>
          <table:table-cell table:formula="of:=&quot;Q15(&quot;&amp;[.M23]&amp;&quot;),&quot;" office:value-type="string" office:string-value="Q15(1)," calcext:value-type="string">
            <text:p>Q15(1),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-1.73857" calcext:value-type="float">
            <text:p>-1.73857</text:p>
          </table:table-cell>
          <table:table-cell office:value-type="float" office:value="1.74447" calcext:value-type="float">
            <text:p>1.744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74447" calcext:value-type="float">
            <text:p>1.74447</text:p>
          </table:table-cell>
          <table:table-cell office:value-type="float" office:value="-1.73857" calcext:value-type="float">
            <text:p>-1.73857</text:p>
          </table:table-cell>
          <table:table-cell office:value-type="float" office:value="1" calcext:value-type="float">
            <text:p>1</text:p>
          </table:table-cell>
          <table:table-cell table:formula="of:=&quot;Q15(&quot;&amp;[.I24]&amp;&quot;),&quot;" office:value-type="string" office:string-value="Q15(0)," calcext:value-type="string">
            <text:p>Q15(0),</text:p>
          </table:table-cell>
          <table:table-cell table:formula="of:=&quot;Q15(&quot;&amp;[.J24]&amp;&quot;),&quot;" office:value-type="string" office:string-value="Q15(0)," calcext:value-type="string">
            <text:p>Q15(0),</text:p>
          </table:table-cell>
          <table:table-cell table:formula="of:=&quot;Q15(&quot;&amp;[.K24]&amp;&quot;),&quot;" office:value-type="string" office:string-value="Q15(1.74447)," calcext:value-type="string">
            <text:p>Q15(1.74447),</text:p>
          </table:table-cell>
          <table:table-cell table:formula="of:=&quot;Q15(&quot;&amp;[.L24]&amp;&quot;),&quot;" office:value-type="string" office:string-value="Q15(-1.73857)," calcext:value-type="string">
            <text:p>Q15(-1.73857),</text:p>
          </table:table-cell>
          <table:table-cell table:formula="of:=&quot;Q15(&quot;&amp;[.M24]&amp;&quot;),&quot;" office:value-type="string" office:string-value="Q15(1)," calcext:value-type="string">
            <text:p>Q15(1),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-2.27044" calcext:value-type="float">
            <text:p>-2.27044</text:p>
          </table:table-cell>
          <table:table-cell office:value-type="float" office:value="1.81832" calcext:value-type="float">
            <text:p>1.818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81832" calcext:value-type="float">
            <text:p>1.81832</text:p>
          </table:table-cell>
          <table:table-cell office:value-type="float" office:value="-2.27044" calcext:value-type="float">
            <text:p>-2.27044</text:p>
          </table:table-cell>
          <table:table-cell office:value-type="float" office:value="1" calcext:value-type="float">
            <text:p>1</text:p>
          </table:table-cell>
          <table:table-cell table:formula="of:=&quot;Q15(&quot;&amp;[.I25]&amp;&quot;),&quot;" office:value-type="string" office:string-value="Q15(0)," calcext:value-type="string">
            <text:p>Q15(0),</text:p>
          </table:table-cell>
          <table:table-cell table:formula="of:=&quot;Q15(&quot;&amp;[.J25]&amp;&quot;),&quot;" office:value-type="string" office:string-value="Q15(0)," calcext:value-type="string">
            <text:p>Q15(0),</text:p>
          </table:table-cell>
          <table:table-cell table:formula="of:=&quot;Q15(&quot;&amp;[.K25]&amp;&quot;),&quot;" office:value-type="string" office:string-value="Q15(1.81832)," calcext:value-type="string">
            <text:p>Q15(1.81832),</text:p>
          </table:table-cell>
          <table:table-cell table:formula="of:=&quot;Q15(&quot;&amp;[.L25]&amp;&quot;),&quot;" office:value-type="string" office:string-value="Q15(-2.27044)," calcext:value-type="string">
            <text:p>Q15(-2.27044),</text:p>
          </table:table-cell>
          <table:table-cell table:formula="of:=&quot;Q15(&quot;&amp;[.M25]&amp;&quot;),&quot;" office:value-type="string" office:string-value="Q15(1)," calcext:value-type="string">
            <text:p>Q15(1),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2.6173" calcext:value-type="float">
            <text:p>-2.6173</text:p>
          </table:table-cell>
          <table:table-cell office:value-type="float" office:value="1.86041" calcext:value-type="float">
            <text:p>1.860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86041" calcext:value-type="float">
            <text:p>1.86041</text:p>
          </table:table-cell>
          <table:table-cell office:value-type="float" office:value="-2.6173" calcext:value-type="float">
            <text:p>-2.6173</text:p>
          </table:table-cell>
          <table:table-cell office:value-type="float" office:value="1" calcext:value-type="float">
            <text:p>1</text:p>
          </table:table-cell>
          <table:table-cell table:formula="of:=&quot;Q15(&quot;&amp;[.I26]&amp;&quot;),&quot;" office:value-type="string" office:string-value="Q15(0)," calcext:value-type="string">
            <text:p>Q15(0),</text:p>
          </table:table-cell>
          <table:table-cell table:formula="of:=&quot;Q15(&quot;&amp;[.J26]&amp;&quot;),&quot;" office:value-type="string" office:string-value="Q15(0)," calcext:value-type="string">
            <text:p>Q15(0),</text:p>
          </table:table-cell>
          <table:table-cell table:formula="of:=&quot;Q15(&quot;&amp;[.K26]&amp;&quot;),&quot;" office:value-type="string" office:string-value="Q15(1.86041)," calcext:value-type="string">
            <text:p>Q15(1.86041),</text:p>
          </table:table-cell>
          <table:table-cell table:formula="of:=&quot;Q15(&quot;&amp;[.L26]&amp;&quot;),&quot;" office:value-type="string" office:string-value="Q15(-2.6173)," calcext:value-type="string">
            <text:p>Q15(-2.6173),</text:p>
          </table:table-cell>
          <table:table-cell table:formula="of:=&quot;Q15(&quot;&amp;[.M26]&amp;&quot;),&quot;" office:value-type="string" office:string-value="Q15(1)," calcext:value-type="string">
            <text:p>Q15(1),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&quot;Q15(&quot;&amp;[.I27]&amp;&quot;),&quot;" office:value-type="string" office:string-value="Q15(0)," calcext:value-type="string">
            <text:p>Q15(0),</text:p>
          </table:table-cell>
          <table:table-cell table:formula="of:=&quot;Q15(&quot;&amp;[.J27]&amp;&quot;),&quot;" office:value-type="string" office:string-value="Q15(0)," calcext:value-type="string">
            <text:p>Q15(0),</text:p>
          </table:table-cell>
          <table:table-cell table:formula="of:=&quot;Q15(&quot;&amp;[.K27]&amp;&quot;),&quot;" office:value-type="string" office:string-value="Q15(1)," calcext:value-type="string">
            <text:p>Q15(1),</text:p>
          </table:table-cell>
          <table:table-cell table:formula="of:=&quot;Q15(&quot;&amp;[.L27]&amp;&quot;),&quot;" office:value-type="string" office:string-value="Q15(2)," calcext:value-type="string">
            <text:p>Q15(2),</text:p>
          </table:table-cell>
          <table:table-cell table:formula="of:=&quot;Q15(&quot;&amp;[.M27]&amp;&quot;),&quot;" office:value-type="string" office:string-value="Q15(1)," calcext:value-type="string">
            <text:p>Q15(1),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-0.97298" calcext:value-type="float">
            <text:p>-0.97298</text:p>
          </table:table-cell>
          <table:table-cell office:value-type="float" office:value="0.17719" calcext:value-type="float">
            <text:p>0.177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17719" calcext:value-type="float">
            <text:p>0.17719</text:p>
          </table:table-cell>
          <table:table-cell office:value-type="float" office:value="-0.97298" calcext:value-type="float">
            <text:p>-0.97298</text:p>
          </table:table-cell>
          <table:table-cell office:value-type="float" office:value="1" calcext:value-type="float">
            <text:p>1</text:p>
          </table:table-cell>
          <table:table-cell table:formula="of:=&quot;Q15(&quot;&amp;[.I28]&amp;&quot;),&quot;" office:value-type="string" office:string-value="Q15(0)," calcext:value-type="string">
            <text:p>Q15(0),</text:p>
          </table:table-cell>
          <table:table-cell table:formula="of:=&quot;Q15(&quot;&amp;[.J28]&amp;&quot;),&quot;" office:value-type="string" office:string-value="Q15(0)," calcext:value-type="string">
            <text:p>Q15(0),</text:p>
          </table:table-cell>
          <table:table-cell table:formula="of:=&quot;Q15(&quot;&amp;[.K28]&amp;&quot;),&quot;" office:value-type="string" office:string-value="Q15(0.17719)," calcext:value-type="string">
            <text:p>Q15(0.17719),</text:p>
          </table:table-cell>
          <table:table-cell table:formula="of:=&quot;Q15(&quot;&amp;[.L28]&amp;&quot;),&quot;" office:value-type="string" office:string-value="Q15(-0.97298)," calcext:value-type="string">
            <text:p>Q15(-0.97298),</text:p>
          </table:table-cell>
          <table:table-cell table:formula="of:=&quot;Q15(&quot;&amp;[.M28]&amp;&quot;),&quot;" office:value-type="string" office:string-value="Q15(1)," calcext:value-type="string">
            <text:p>Q15(1),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-2.36917" calcext:value-type="float">
            <text:p>-2.36917</text:p>
          </table:table-cell>
          <table:table-cell office:value-type="float" office:value="1.36917" calcext:value-type="float">
            <text:p>1.369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36917" calcext:value-type="float">
            <text:p>1.36917</text:p>
          </table:table-cell>
          <table:table-cell office:value-type="float" office:value="-2.36917" calcext:value-type="float">
            <text:p>-2.36917</text:p>
          </table:table-cell>
          <table:table-cell office:value-type="float" office:value="1" calcext:value-type="float">
            <text:p>1</text:p>
          </table:table-cell>
          <table:table-cell table:formula="of:=&quot;Q15(&quot;&amp;[.I29]&amp;&quot;),&quot;" office:value-type="string" office:string-value="Q15(0)," calcext:value-type="string">
            <text:p>Q15(0),</text:p>
          </table:table-cell>
          <table:table-cell table:formula="of:=&quot;Q15(&quot;&amp;[.J29]&amp;&quot;),&quot;" office:value-type="string" office:string-value="Q15(0)," calcext:value-type="string">
            <text:p>Q15(0),</text:p>
          </table:table-cell>
          <table:table-cell table:formula="of:=&quot;Q15(&quot;&amp;[.K29]&amp;&quot;),&quot;" office:value-type="string" office:string-value="Q15(1.36917)," calcext:value-type="string">
            <text:p>Q15(1.36917),</text:p>
          </table:table-cell>
          <table:table-cell table:formula="of:=&quot;Q15(&quot;&amp;[.L29]&amp;&quot;),&quot;" office:value-type="string" office:string-value="Q15(-2.36917)," calcext:value-type="string">
            <text:p>Q15(-2.36917),</text:p>
          </table:table-cell>
          <table:table-cell table:formula="of:=&quot;Q15(&quot;&amp;[.M29]&amp;&quot;),&quot;" office:value-type="string" office:string-value="Q15(1)," calcext:value-type="string">
            <text:p>Q15(1),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-4.12187" calcext:value-type="float">
            <text:p>-4.121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4.12187" calcext:value-type="float">
            <text:p>-4.12187</text:p>
          </table:table-cell>
          <table:table-cell office:value-type="float" office:value="1" calcext:value-type="float">
            <text:p>1</text:p>
          </table:table-cell>
          <table:table-cell table:formula="of:=&quot;Q15(&quot;&amp;[.I30]&amp;&quot;),&quot;" office:value-type="string" office:string-value="Q15(0)," calcext:value-type="string">
            <text:p>Q15(0),</text:p>
          </table:table-cell>
          <table:table-cell table:formula="of:=&quot;Q15(&quot;&amp;[.J30]&amp;&quot;),&quot;" office:value-type="string" office:string-value="Q15(0)," calcext:value-type="string">
            <text:p>Q15(0),</text:p>
          </table:table-cell>
          <table:table-cell table:formula="of:=&quot;Q15(&quot;&amp;[.K30]&amp;&quot;),&quot;" office:value-type="string" office:string-value="Q15(0)," calcext:value-type="string">
            <text:p>Q15(0),</text:p>
          </table:table-cell>
          <table:table-cell table:formula="of:=&quot;Q15(&quot;&amp;[.L30]&amp;&quot;),&quot;" office:value-type="string" office:string-value="Q15(-4.12187)," calcext:value-type="string">
            <text:p>Q15(-4.12187),</text:p>
          </table:table-cell>
          <table:table-cell table:formula="of:=&quot;Q15(&quot;&amp;[.M30]&amp;&quot;),&quot;" office:value-type="string" office:string-value="Q15(1)," calcext:value-type="string">
            <text:p>Q15(1),</text:p>
          </table:table-cell>
          <table:table-cell table:number-columns-repeated="1006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2">00/00/0000</text:date>, <text:time style:data-style-name="N2" text:time-value="13:17:44.6098201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2T13:17:46.968760923</meta:creation-date>
    <meta:editing-duration>PT25S</meta:editing-duration>
    <meta:editing-cycles>3</meta:editing-cycles>
    <meta:generator>LibreOffice/6.0.5.2$Linux_X86_64 LibreOffice_project/00m0$Build-2</meta:generator>
    <dc:date>2018-07-22T13:28:21.213010117</dc:date>
    <meta:document-statistic meta:table-count="1" meta:cell-count="505" meta:object-count="0"/>
  </office:meta>
</office:document-meta>
</file>